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277" officeooo:paragraph-rsid="00064277"/>
    </style:style>
    <style:style style:name="T1" style:family="text">
      <style:text-properties officeooo:rsid="00065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TASKS TO BE COMPLETE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3:54:32.556110795</meta:creation-date>
    <dc:date>2018-12-13T17:47:28.935327865</dc:date>
    <meta:editing-duration>PT3H42M46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18"/>
    <meta:generator>LibreOffice/6.0.6.2$Linux_X86_64 LibreOffice_project/00m0$Build-2</meta:generator>
  </office:meta>
</office:document-meta>
</file>